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ika" svg:font-family="Andika" style:font-family-generic="roman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ndika1" svg:font-family="Andika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7.4688in" fo:margin-left="-0.5313in" fo:margin-top="0in" fo:margin-bottom="0in" fo:break-before="auto" fo:break-after="auto" table:align="left"/>
    </style:style>
    <style:style style:name="Table1.A" style:family="table-column">
      <style:table-column-properties style:column-width="1.2396in"/>
    </style:style>
    <style:style style:name="Table1.B" style:family="table-column">
      <style:table-column-properties style:column-width="4.4368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0.7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text-indent="0.1965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1pt" style:font-size-asian="11pt" style:font-size-complex="11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7" style:family="paragraph" style:parent-style-name="Standard" style:list-style-name="WWNum1">
      <style:paragraph-properties fo:margin-left="0.5in" fo:margin-right="0in" fo:margin-top="0.1807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1807in" fo:margin-bottom="0in" loext:contextual-spacing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1807in" fo:margin-bottom="0in" loext:contextual-spacing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.1807in" loext:contextual-spacing="false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.1807in" loext:contextual-spacing="false" fo:text-indent="-0.25in" style:auto-text-indent="false"/>
    </style:style>
    <style:style style:name="P19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7">
      <style:paragraph-properties fo:margin-left="1in" fo:margin-right="0in" fo:margin-top="0in" fo:margin-bottom="0.1807in" loext:contextual-spacing="false" fo:line-height="100%" fo:text-indent="-0.25in" style:auto-text-indent="false"/>
    </style:style>
    <style:style style:name="P25" style:family="paragraph" style:parent-style-name="Standard" style:list-style-name="WWNum2">
      <style:paragraph-properties fo:margin-left="1in" fo:margin-right="0in" fo:margin-top="0in" fo:margin-bottom="0.1807in" loext:contextual-spacing="false" fo:line-height="100%" fo:text-indent="-0.25in" style:auto-text-indent="false"/>
    </style:style>
    <style:style style:name="P26" style:family="paragraph" style:parent-style-name="Standard" style:list-style-name="WWNum3">
      <style:paragraph-properties fo:margin-left="1in" fo:margin-right="0in" fo:margin-top="0in" fo:margin-bottom="0.1807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1in" fo:margin-right="0in" fo:text-indent="-0.25in" style:auto-text-indent="false"/>
    </style:style>
    <style:style style:name="P28" style:family="paragraph" style:parent-style-name="Standard">
      <style:paragraph-properties fo:margin-left="0in" fo:margin-right="0in" fo:text-indent="0in" style:auto-text-indent="false"/>
    </style:style>
    <style:style style:name="P29" style:family="paragraph" style:parent-style-name="Standard" style:list-style-name="WWNum8">
      <style:paragraph-properties fo:margin-left="0.5in" fo:margin-right="0in" fo:margin-top="0.1807in" fo:margin-bottom="0in" loext:contextual-spacing="false" fo:line-height="100%" fo:text-indent="-0.3028in" style:auto-text-indent="false"/>
    </style:style>
    <style:style style:name="P30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3028in" style:auto-text-indent="false"/>
    </style:style>
    <style:style style:name="P31" style:family="paragraph" style:parent-style-name="Standard" style:list-style-name="WWNum8">
      <style:paragraph-properties fo:margin-left="0.5in" fo:margin-right="0in" fo:margin-top="0in" fo:margin-bottom="0.1807in" loext:contextual-spacing="false" fo:line-height="100%" fo:text-indent="-0.3028in" style:auto-text-indent="false"/>
    </style:style>
    <style:style style:name="P32" style:family="paragraph" style:parent-style-name="Heading_20_1">
      <style:paragraph-properties fo:margin-left="-0.2953in" fo:margin-right="0in" fo:keep-together="auto" fo:text-indent="0in" style:auto-text-indent="false" fo:keep-with-next="auto"/>
    </style:style>
    <style:style style:name="P33" style:family="paragraph" style:parent-style-name="Heading_20_1">
      <style:paragraph-properties fo:margin-left="0in" fo:margin-right="0in" fo:keep-together="auto" fo:text-indent="0in" style:auto-text-indent="false" fo:keep-with-next="auto"/>
    </style:style>
    <style:style style:name="P34" style:family="paragraph" style:parent-style-name="Heading_20_1">
      <style:paragraph-properties fo:margin-left="0in" fo:margin-right="0in" fo:text-indent="0in" style:auto-text-indent="false"/>
    </style:style>
    <style:style style:name="P35" style:family="paragraph" style:parent-style-name="Heading_20_1">
      <style:paragraph-properties fo:margin-left="0in" fo:margin-right="0in" fo:margin-top="0.1945in" fo:margin-bottom="0.1807in" loext:contextual-spacing="false" fo:line-height="100%" fo:keep-together="auto" fo:text-indent="0in" style:auto-text-indent="false" fo:keep-with-next="auto"/>
    </style:style>
    <style:style style:name="P36" style:family="paragraph" style:parent-style-name="Heading_20_1" style:list-style-name="WWNum6">
      <style:paragraph-properties fo:margin-left="0.5in" fo:margin-right="0in" fo:keep-together="auto" fo:text-indent="-0.25in" style:auto-text-indent="false" fo:keep-with-next="auto"/>
    </style:style>
    <style:style style:name="P37" style:family="paragraph" style:parent-style-name="Heading_20_1" style:list-style-name="WWNum5">
      <style:paragraph-properties fo:margin-left="0.5in" fo:margin-right="0in" fo:margin-top="0.3335in" fo:margin-bottom="0.1807in" loext:contextual-spacing="false" fo:line-height="100%" fo:keep-together="auto" fo:text-indent="-0.25in" style:auto-text-indent="false" fo:keep-with-next="auto"/>
    </style:style>
    <style:style style:name="P38" style:family="paragraph" style:parent-style-name="Heading_20_1" style:list-style-name="WWNum2">
      <style:paragraph-properties fo:margin-left="0.5in" fo:margin-right="0in" fo:margin-top="0in" fo:margin-bottom="0in" loext:contextual-spacing="false" fo:line-height="100%" fo:keep-together="auto" fo:text-indent="-0.25in" style:auto-text-indent="false" fo:keep-with-next="auto"/>
    </style:style>
    <style:style style:name="P39" style:family="paragraph" style:parent-style-name="Heading_20_1">
      <style:paragraph-properties fo:margin-left="0in" fo:margin-right="0in" fo:keep-together="auto" fo:text-indent="0.5in" style:auto-text-indent="false" fo:keep-with-next="auto"/>
    </style:style>
    <style:style style:name="P40" style:family="paragraph" style:parent-style-name="Heading_20_6" style:list-style-name="WWNum2">
      <style:paragraph-properties fo:margin-left="1in" fo:margin-right="0in" fo:margin-top="0in" fo:margin-bottom="0in" loext:contextual-spacing="false" fo:line-height="100%" fo:keep-together="auto" fo:text-indent="-0.25in" style:auto-text-indent="false" fo:keep-with-next="auto"/>
    </style:style>
    <style:style style:name="P41" style:family="paragraph" style:parent-style-name="Heading_20_3">
      <style:paragraph-properties fo:keep-together="auto" fo:keep-with-next="auto"/>
    </style:style>
    <style:style style:name="P42" style:family="paragraph" style:parent-style-name="Heading_20_3">
      <style:paragraph-properties fo:margin-left="0in" fo:margin-right="0in" fo:text-indent="0in" style:auto-text-indent="false"/>
    </style:style>
    <style:style style:name="P43" style:family="paragraph" style:parent-style-name="Heading_20_3">
      <style:paragraph-properties fo:margin-top="0in" fo:margin-bottom="0.1807in" loext:contextual-spacing="false" fo:line-height="100%"/>
    </style:style>
    <style:style style:name="P44" style:family="paragraph" style:parent-style-name="Title" style:master-page-name="Standard">
      <style:paragraph-properties fo:margin-left="0in" fo:margin-right="0in" fo:text-align="start" style:justify-single-word="false" fo:text-indent="0in" style:auto-text-indent="false" style:page-number="1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color="#1155cc" style:font-name="Roboto" fo:font-size="11pt" style:font-name-asian="Roboto1" style:font-size-asian="11pt" style:font-name-complex="Roboto1" style:font-size-complex="11pt" fo:background-color="#ffffff"/>
    </style:style>
    <style:style style:name="T7" style:family="text">
      <style:text-properties fo:color="#1155cc" style:font-name="Roboto" fo:font-size="11pt" style:text-underline-style="solid" style:text-underline-width="auto" style:text-underline-color="font-color" style:font-name-asian="Roboto1" style:font-size-asian="11pt" style:font-name-complex="Roboto1" style:font-size-complex="11pt" fo:background-color="#ffffff"/>
    </style:style>
    <style:style style:name="T8" style:family="text">
      <style:text-properties fo:color="#1155cc" style:font-name="Roboto" fo:font-size="11pt" style:text-underline-style="solid" style:text-underline-width="auto" style:text-underline-color="font-color" style:font-name-asian="Roboto1" style:font-size-asian="11pt" style:font-name-complex="Roboto1" style:font-size-complex="11pt"/>
    </style:style>
    <style:style style:name="T9" style:family="text">
      <style:text-properties style:font-name="Roboto" fo:font-size="11pt" style:font-name-asian="Roboto1" style:font-size-asian="11pt" style:font-name-complex="Roboto1" style:font-size-complex="11pt"/>
    </style:style>
    <style:style style:name="T10" style:family="text">
      <style:text-properties style:font-name="Roboto" fo:font-size="11pt" style:font-name-asian="Roboto1" style:font-size-asian="11pt" style:font-name-complex="Roboto1" style:font-size-complex="11pt" fo:background-color="#ffffff"/>
    </style:style>
    <style:style style:name="T11" style:family="text">
      <style:text-properties style:font-name="Roboto" fo:font-size="11pt" fo:font-weight="bold" style:font-name-asian="Roboto1" style:font-size-asian="11pt" style:font-weight-asian="bold" style:font-name-complex="Roboto1" style:font-size-complex="11pt" fo:background-color="#ffffff"/>
    </style:style>
    <style:style style:name="T12" style:family="text">
      <style:text-properties style:font-name="Roboto" fo:font-size="11pt" style:text-underline-style="none" style:font-name-asian="Roboto1" style:font-size-asian="11pt" style:font-name-complex="Roboto1" style:font-size-complex="11pt"/>
    </style:style>
    <style:style style:name="T13" style:family="text"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T14" style:family="text">
      <style:text-properties fo:color="#000000" fo:font-style="normal" style:font-style-asian="normal"/>
    </style:style>
    <style:style style:name="T15" style:family="text">
      <style:text-properties style:text-line-through-style="solid" style:text-line-through-type="single" style:font-name="Roboto" fo:font-size="11pt" style:font-name-asian="Roboto1" style:font-size-asian="11pt" style:font-name-complex="Roboto1" style:font-size-complex="11pt"/>
    </style:style>
    <style:style style:name="T16" style:family="text">
      <style:text-properties style:font-name="Andika" style:font-name-asian="Andika1" style:font-name-complex="Andik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bookmark text:name="_heading=h.gjdgxs"/>Guión 14 - 26 de Agosto del 2024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1">Guión Técnico</text:span></text:p>
          </table:table-cell>
          <table:table-cell table:style-name="Table1.A1" office:value-type="string">
            <text:p text:style-name="P2"><text:span text:style-name="T1">Detalle</text:span></text:p>
          </table:table-cell>
          <table:table-cell table:style-name="Table1.A1" office:value-type="string">
            <text:p text:style-name="P2"><text:span text:style-name="T1">Duración</text:span></text:p>
          </table:table-cell>
          <table:table-cell table:style-name="Table1.A1" office:value-type="string">
            <text:p text:style-name="P2"><text:span text:style-name="T1">Finaliza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Comienzo</text:span></text:p>
          </table:table-cell>
          <table:table-cell table:style-name="Table1.A1" office:value-type="string">
            <text:p text:style-name="P3"><text:span text:style-name="T2">Cortinilla: cortinillas/ Apertura Ctrl z.mp3</text:span></text:p>
          </table:table-cell>
          <table:table-cell table:style-name="Table1.A1" office:value-type="string">
            <text:p text:style-name="P3"><text:span text:style-name="T2">00:00:10</text:span></text:p>
          </table:table-cell>
          <table:table-cell table:style-name="Table1.A1" office:value-type="string">
            <text:p text:style-name="P3"><text:span text:style-name="T2">13:00:10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Presentación</text:span></text:p>
          </table:table-cell>
          <table:table-cell table:style-name="Table1.A1" office:value-type="string">
            <text:p text:style-name="P3"><text:span text:style-name="T2">Presentación del programa </text:span></text:p>
          </table:table-cell>
          <table:table-cell table:style-name="Table1.A1" office:value-type="string">
            <text:p text:style-name="P3"><text:span text:style-name="T2">00:02:00</text:span></text:p>
          </table:table-cell>
          <table:table-cell table:style-name="Table1.A1" office:value-type="string">
            <text:p text:style-name="P3"><text:span text:style-name="T2">13:02:10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Noticia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2">00:10:00</text:span></text:p>
          </table:table-cell>
          <table:table-cell table:style-name="Table1.A1" office:value-type="string">
            <text:p text:style-name="P3"><text:span text:style-name="T2">13:12:10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Música</text:span></text:p>
          </table:table-cell>
          <table:table-cell table:style-name="Table1.A1" office:value-type="string">
            <text:p text:style-name="P3"><text:span text:style-name="T2">Bomba ¡Todo tuyo!</text:span></text:p>
          </table:table-cell>
          <table:table-cell table:style-name="Table1.A1" office:value-type="string">
            <text:p text:style-name="P3"><text:span text:style-name="T2">00:03:00</text:span></text:p>
          </table:table-cell>
          <table:table-cell table:style-name="Table1.A1" office:value-type="string">
            <text:p text:style-name="P3"><text:span text:style-name="T2">13:15:10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Bloque 1</text:span></text:p>
          </table:table-cell>
          <table:table-cell table:style-name="Table1.A1" office:value-type="string">
            <text:p text:style-name="P5"><text:span text:style-name="T2">Novedades de la biblio de la FaI</text:span></text:p>
            <text:p text:style-name="P5"><text:span text:style-name="T2">▶️ Pasar Audio de Susy</text:span></text:p>
            <text:p text:style-name="P5"><text:span text:style-name="T2">Seguimos hablando</text:span></text:p>
          </table:table-cell>
          <table:table-cell table:style-name="Table1.A1" office:value-type="string">
            <text:p text:style-name="P3"><text:span text:style-name="T2">00:05:00</text:span></text:p>
            <text:p text:style-name="P3"><text:span text:style-name="T2">00:02:00</text:span></text:p>
            <text:p text:style-name="P3"><text:span text:style-name="T2">00:08:00</text:span></text:p>
          </table:table-cell>
          <table:table-cell table:style-name="Table1.A1" office:value-type="string">
            <text:p text:style-name="P3"><text:span text:style-name="T2">13:20:10</text:span></text:p>
            <text:p text:style-name="P3"><text:span text:style-name="T2">13:22:10</text:span></text:p>
            <text:p text:style-name="P3"><text:span text:style-name="T2">13:30:10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Tanda</text:span></text:p>
          </table:table-cell>
          <table:table-cell table:style-name="Table1.A1" office:value-type="string">
            <text:p text:style-name="P3"><text:span text:style-name="T2">–— Tanda <text:s/>Publicitaria -----</text:span></text:p>
          </table:table-cell>
          <table:table-cell table:style-name="Table1.A1" office:value-type="string">
            <text:p text:style-name="P3"><text:span text:style-name="T2">00:05:00</text:span></text:p>
          </table:table-cell>
          <table:table-cell table:style-name="Table1.A1" office:value-type="string">
            <text:p text:style-name="P3"><text:span text:style-name="T2">13:35:10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Bloque 2</text:span></text:p>
          </table:table-cell>
          <table:table-cell table:style-name="Table1.A1" office:value-type="string">
            <text:p text:style-name="P3"><text:span text:style-name="T2">Bienvenida a ingresantes de tecnicaturas</text:span></text:p>
            <text:p text:style-name="P3"><text:span text:style-name="T2">Bomba: Pasar audios de entrevistas</text:span></text:p>
            <text:p text:style-name="P5"><text:span text:style-name="T2">▶️ Audio 1 </text:span></text:p>
            <text:p text:style-name="P5"><text:span text:style-name="T2">▶️ Audio 2 </text:span></text:p>
            <text:p text:style-name="P5"><text:span text:style-name="T2">▶️ Audio 3 </text:span></text:p>
            <text:p text:style-name="P5"><text:span text:style-name="T2">(Hablamos un poco)</text:span></text:p>
            <text:p text:style-name="P5"><text:span text:style-name="T2">▶️ Audio 4 </text:span></text:p>
            <text:p text:style-name="P5"><text:span text:style-name="T2">▶️ Audio 5 </text:span></text:p>
            <text:p text:style-name="P3"><text:span text:style-name="T2">▶️ Audio 6 </text:span></text:p>
            <text:p text:style-name="P3"><text:span text:style-name="T2">(Si hay tiempo - Noticias del Consejo Directivo)</text:span></text:p>
          </table:table-cell>
          <table:table-cell table:style-name="Table1.A1" office:value-type="string">
            <text:p text:style-name="P3"><text:span text:style-name="T2">00:02:00</text:span></text:p>
            <text:p text:style-name="P3"><text:span text:style-name="T2"><text:s text:c="2"/></text:span></text:p>
            <text:p text:style-name="P3"><text:span text:style-name="T2">00:01:12</text:span></text:p>
            <text:p text:style-name="P5"><text:span text:style-name="T2">00:00:59</text:span></text:p>
            <text:p text:style-name="P5"><text:span text:style-name="T2">00:00:14</text:span></text:p>
            <text:p text:style-name="P5"><text:span text:style-name="T2">00:05:00</text:span></text:p>
            <text:p text:style-name="P5"><text:span text:style-name="T2">00:01:11</text:span></text:p>
            <text:p text:style-name="P5"><text:span text:style-name="T2">00:01:11</text:span></text:p>
            <text:p text:style-name="P5"><text:span text:style-name="T2">00:01:59</text:span></text:p>
            <text:p text:style-name="P5"><text:span text:style-name="T2">00:05:00</text:span></text:p>
          </table:table-cell>
          <table:table-cell table:style-name="Table1.A1" office:value-type="string">
            <text:p text:style-name="P3"><text:span text:style-name="T2">13:37:10</text:span></text:p>
            <text:p text:style-name="P3"><text:span text:style-name="T2"><text:s text:c="6"/></text:span></text:p>
            <text:p text:style-name="P3"><text:span text:style-name="T2"><text:s text:c="7"/></text:span></text:p>
            <text:p text:style-name="P3"><text:span text:style-name="T2"><text:s text:c="7"/></text:span></text:p>
            <text:p text:style-name="P3"><text:span text:style-name="T2">13:39:00</text:span></text:p>
            <text:p text:style-name="P3"><text:span text:style-name="T2">13:44:00</text:span></text:p>
            <text:p text:style-name="P3"><text:span text:style-name="T2"><text:s text:c="7"/></text:span></text:p>
            <text:p text:style-name="P3"><text:span text:style-name="T2"><text:s text:c="7"/></text:span></text:p>
            <text:p text:style-name="P3"><text:span text:style-name="T2">13:48:00</text:span></text:p>
            <text:p text:style-name="P3"><text:span text:style-name="T2">13:53:00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Cierre</text:span></text:p>
          </table:table-cell>
          <table:table-cell table:style-name="Table1.A1" office:value-type="string">
            <text:p text:style-name="P3"><text:span text:style-name="T2">Cortinilla/separador: Cortinillas/Cierre Ctrl Z.mp3</text:span></text:p>
          </table:table-cell>
          <table:table-cell table:style-name="Table1.A1" office:value-type="string">
            <text:p text:style-name="P3"><text:span text:style-name="T2">00:01:00</text:span></text:p>
          </table:table-cell>
          <table:table-cell table:style-name="Table1.A1" office:value-type="string">
            <text:p text:style-name="P3"><text:span text:style-name="T2">13:54:00 <text:s text:c="6"/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Total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2"><text:s text:c="2"/></text:span></text:p>
          </table:table-cell>
          <table:table-cell table:style-name="Table1.A1" office:value-type="string">
            <text:p text:style-name="P4"/>
          </table:table-cell>
        </table:table-row>
      </table:table>
      <text:p text:style-name="P32"><text:bookmark text:name="_heading=h.30j0zll"/>Presentación del programa</text:p>
      <text:list xml:id="list2487866944" text:style-name="WWNum1">
        <text:list-item>
          <text:p text:style-name="P7"><text:span text:style-name="T2">Bienvenida a Control Z, el espacio de la Facultad de Informática.</text:span></text:p>
        </text:list-item>
        <text:list-item>
          <text:p text:style-name="P10"><text:span text:style-name="T2">Todos los miércoles a las 13:00 de la tarde</text:span></text:p>
        </text:list-item>
        <text:list-item>
          <text:p text:style-name="P10"><text:span text:style-name="T2">Presentarse - Participaron </text:span></text:p>
        </text:list-item>
        <text:list-item>
          <text:p text:style-name="P10"><text:span text:style-name="T2">Detrás del micrófono: Sergio "Bomba" Guzmán en la operación.</text:span></text:p>
        </text:list-item>
        <text:list-item>
          <text:p text:style-name="P10"><text:span text:style-name="T2">¿De qué se trata Control Z?</text:span></text:p>
          <text:list>
            <text:list-item>
              <text:p text:style-name="P19"><text:span text:style-name="T2">Es una iniciativa de extensión de nuestra facultad y de nuestra </text:span><text:span text:style-name="T1">universidad pública</text:span></text:p>
            </text:list-item>
            <text:list-item>
              <text:p text:style-name="P19"><text:span text:style-name="T2">Charlamos de: Ciudadanía digital, cultura libre, estudiá computación, informática diversa, control N.</text:span></text:p>
            </text:list-item>
          </text:list>
        </text:list-item>
        <text:list-item>
          <text:p text:style-name="P10"><text:soft-page-break/><text:span text:style-name="T2">Canales de comunicación: Instagram: ctrlz_fai | Web:</text:span><text:a xlink:type="simple" xlink:href="https://controlz.fi.uncoma.edu.ar/" text:style-name="ListLabel_20_73" text:visited-style-name="ListLabel_20_73"><text:span text:style-name="T2"> </text:span></text:a><text:a xlink:type="simple" xlink:href="https://controlz.fi.uncoma.edu.ar/" text:style-name="ListLabel_20_74" text:visited-style-name="ListLabel_20_74"><text:span text:style-name="T5">https://controlz.fi.uncoma.edu.ar/</text:span></text:a><text:span text:style-name="T2"> | Correo: </text:span><text:a xlink:type="simple" xlink:href="mailto:controlz@fi.uncoma.edu.ar" text:style-name="ListLabel_20_74" text:visited-style-name="ListLabel_20_74"><text:span text:style-name="T5">controlz@fi.uncoma.edu.ar</text:span></text:a></text:p>
        </text:list-item>
        <text:list-item>
          <text:p text:style-name="P10"><text:span text:style-name="T2">Resumen del programa de hoy: ¿qué hay hoy?</text:span></text:p>
        </text:list-item>
      </text:list>
      <text:p text:style-name="P33"><text:bookmark text:name="_heading=h.1fob9te"/>Noticias</text:p>
      <text:p text:style-name="P41"><text:bookmark text:name="_heading=h.qhs77df05jwi"/>Internacionales</text:p>
      <text:list xml:id="list2546638101" text:style-name="WWNum6">
        <text:list-item>
          <text:p text:style-name="P36"><text:bookmark text:name="_heading=h.w1n62qussipl"/><text:span text:style-name="T10">Detienen al CEO de Telegram:</text:span><text:a xlink:type="simple" xlink:href="https://cnnespanol.cnn.com/2024/08/24/detienen-ceo-telegram-pavel-durov-francia-trax/" text:style-name="ListLabel_20_75" text:visited-style-name="ListLabel_20_75"><text:span text:style-name="T10"> </text:span></text:a></text:p>
        </text:list-item>
      </text:list>
      <text:p text:style-name="P28"><text:tab/><text:span text:style-name="T10">Pavel Durov, CEO de Telegram fue detenido en Francia. En esta semana.</text:span></text:p>
      <text:p text:style-name="P39"><text:bookmark text:name="_heading=h.85jrmgnushvv"/><text:a xlink:type="simple" xlink:href="https://cnnespanol.cnn.com/2024/08/24/detienen-ceo-telegram-pavel-durov-francia-trax/" text:style-name="ListLabel_20_76" text:visited-style-name="ListLabel_20_76"><text:span text:style-name="T6">https://cnnespanol.cnn.com/2024/08/24/detienen-ceo-telegram-pavel-durov-francia-trax/</text:span></text:a></text:p>
      <text:p text:style-name="P42"><text:bookmark text:name="_heading=h.8o4uq0alu9tc"/>Nacionales</text:p>
      <text:list xml:id="list1158744680" text:style-name="WWNum5">
        <text:list-item>
          <text:p text:style-name="P37"><text:bookmark text:name="_heading=h.v21853b5tjyg"/><text:span text:style-name="T10">Mercado Libre denuncia a Modo por cartelización y los bancos la acusan de “monopolio” </text:span><text:a xlink:type="simple" xlink:href="https://www.lanacion.com.ar/economia/negocios/mercado-libre-denuncia-a-modo-por-cartelizacion-y-practicas-anticompetitivas-nid26082024/" text:style-name="ListLabel_20_77" text:visited-style-name="ListLabel_20_77"><text:span text:style-name="T7">https://www.lanacion.com.ar/economia/negocios/mercado-libre-denuncia-a-modo-por-cartelizacion-y-practicas-anticompetitivas-nid26082024/</text:span></text:a></text:p>
        </text:list-item>
      </text:list>
      <text:p text:style-name="P43"><text:bookmark text:name="_heading=h.rxghumibtwv"/>En UNCo:</text:p>
      <text:list xml:id="list3237199471" text:style-name="WWNum7">
        <text:list-item>
          <text:p text:style-name="P12"><text:span text:style-name="T10">El Consejo Superior declaró la </text:span><text:span text:style-name="T11">emergencia salarial</text:span><text:span text:style-name="T10">:</text:span><text:a xlink:type="simple" xlink:href="https://www.uncoma.edu.ar/el-consejo-superior-declaro-la-emergencia-salarial-en-la-unco/" text:style-name="ListLabel_20_75" text:visited-style-name="ListLabel_20_75"><text:span text:style-name="T10"> </text:span></text:a></text:p>
          <text:list>
            <text:list-item>
              <text:p text:style-name="P20"><text:span text:style-name="T2">Declarada para docentes y no docentes en todas las funciones y grados. Aprobada por unanimidad. </text:span></text:p>
            </text:list-item>
            <text:list-item>
              <text:p text:style-name="P24"><text:a xlink:type="simple" xlink:href="https://www.uncoma.edu.ar/el-consejo-superior-declaro-la-emergencia-salarial-en-la-unco/" text:style-name="ListLabel_20_76" text:visited-style-name="ListLabel_20_76"><text:span text:style-name="T6">https://www.uncoma.edu.ar/el-consejo-superior-declaro-la-emergencia-salarial-en-la-unco/</text:span></text:a></text:p>
            </text:list-item>
          </text:list>
        </text:list-item>
      </text:list>
      <text:p text:style-name="Heading_20_3"><text:bookmark text:name="_heading=h.2et92p0"/>FaI</text:p>
      <text:list xml:id="list1931902845" text:style-name="WWNum2">
        <text:list-item>
          <text:p text:style-name="P13"><text:span text:style-name="T10">Conversatorio entre estudiantes del último cuatrimestre de la tecnicatura en desarrollo web con Gonzalo Molina y Christian González. ellos estudiaron en la facultad y desplegaron diferentes trayectos profesionales.</text:span></text:p>
        </text:list-item>
        <text:list-item>
          <text:p text:style-name="P13"><text:span text:style-name="T10">Programate 2024:</text:span><text:a xlink:type="simple" xlink:href="https://www.fi.uncoma.edu.ar/index.php/novedades/programate-24/" text:style-name="ListLabel_20_75" text:visited-style-name="ListLabel_20_75"><text:span text:style-name="T10"> </text:span></text:a></text:p>
          <text:list>
            <text:list-item>
              <text:p text:style-name="P21"><text:span text:style-name="T2">17 y 18 de octubre, en la UNCo sede central.</text:span></text:p>
            </text:list-item>
            <text:list-item>
              <text:p text:style-name="P21"><text:span text:style-name="T2">Asisten secundarios de Río Negro y Neuquén.</text:span></text:p>
            </text:list-item>
            <text:list-item>
              <text:p text:style-name="P21"><text:span text:style-name="T2">Torneo de Programación. EESISeg’24 – 8° Encuentro de Estudiantes Secundarios sobre Internet Seguro. MuestrApp’24 – IV Muestra Anual de Aplicaciones Móviles. ¡Muchos Talleres!</text:span></text:p>
            </text:list-item>
            <text:list-item>
              <text:p text:style-name="P21"><text:a xlink:type="simple" xlink:href="https://www.fi.uncoma.edu.ar/index.php/novedades/programate-24/" text:style-name="ListLabel_20_76" text:visited-style-name="ListLabel_20_76"><text:span text:style-name="T6">https://www.fi.uncoma.edu.ar/index.php/novedades/programate-24/</text:span></text:a></text:p>
            </text:list-item>
          </text:list>
        </text:list-item>
        <text:list-item>
          <text:p text:style-name="P38"><text:bookmark text:name="_heading=h.p6k35gooofnd"/><text:span text:style-name="T10">Jornada Latinoamericana Talleres Ada Lovelace:</text:span><text:a xlink:type="simple" xlink:href="https://www.fi.uncoma.edu.ar/index.php/novedades/jornada-latinoamericana-de-talleres-stem-para-ninas-y-mujeres-adolescentes-ada-lovelace-2024/" text:style-name="ListLabel_20_75" text:visited-style-name="ListLabel_20_75"><text:span text:style-name="T10"> </text:span></text:a></text:p>
          <text:list>
            <text:list-item>
              <text:p text:style-name="P21"><text:soft-page-break/><text:span text:style-name="T2">Se realizan actividades en toda latinoamérica. </text:span><text:span text:style-name="T1">La FaI también se une</text:span><text:span text:style-name="T2"> a estas jornadas.</text:span></text:p>
            </text:list-item>
            <text:list-item>
              <text:p text:style-name="P40"><text:bookmark text:name="_heading=h.stwystn9ajjj"/><text:span text:style-name="T14">Promover las carreras STEM (Ciencia, tecnología, ingeniería y matemáticas) a niñas de 10 a 12 años.</text:span></text:p>
            </text:list-item>
            <text:list-item>
              <text:p text:style-name="P21"><text:span text:style-name="T2">5 de octubre de 9:30 a 13:00 </text:span></text:p>
            </text:list-item>
            <text:list-item>
              <text:p text:style-name="P21"><text:span text:style-name="T10">Inscripciones y consultas: adalovelaceday@fi.uncoma.edu.ar.</text:span></text:p>
            </text:list-item>
            <text:list-item>
              <text:p text:style-name="P21"><text:a xlink:type="simple" xlink:href="https://www.fi.uncoma.edu.ar/index.php/novedades/jornada-latinoamericana-de-talleres-stem-para-ninas-y-mujeres-adolescentes-ada-lovelace-2024/" text:style-name="ListLabel_20_76" text:visited-style-name="ListLabel_20_76"><text:span text:style-name="T6">https://www.fi.uncoma.edu.ar/index.php/novedades/jornada-latinoamericana-de-talleres-stem-para-ninas-y-mujeres-adolescentes-ada-lovelace-2024/</text:span></text:a><text:span text:style-name="T10"> </text:span></text:p>
            </text:list-item>
          </text:list>
        </text:list-item>
        <text:list-item>
          <text:p text:style-name="P13"><text:span text:style-name="T10">III WEED: </text:span><text:a xlink:type="simple" xlink:href="https://www.fi.uncoma.edu.ar/index.php/novedades/iii-workshop-ensenanza-en-escenarios-digitales-iiiweed/" text:style-name="ListLabel_20_75" text:visited-style-name="ListLabel_20_75"><text:span text:style-name="T10">Workshop Enseñanza en Escenarios Digitales</text:span></text:a></text:p>
          <text:list>
            <text:list-item>
              <text:p text:style-name="P21"><text:span text:style-name="T2">Un espacio de intercambio y reflexión, donde se presentan trabajos, experiencias y reflexiones acerca de la </text:span><text:span text:style-name="T1">enseñanza con recursos digitales.</text:span></text:p>
            </text:list-item>
            <text:list-item>
              <text:p text:style-name="P21"><text:span text:style-name="T2">25, 26, 27 de septiembre en la FaI. Es en formato híbrido para docentes, graduados, estudiantes y magisters.</text:span></text:p>
            </text:list-item>
            <text:list-item>
              <text:p text:style-name="P21"><text:a xlink:type="simple" xlink:href="https://www.fi.uncoma.edu.ar/index.php/novedades/iii-workshop-ensenanza-en-escenarios-digitales-iiiweed/" text:style-name="ListLabel_20_76" text:visited-style-name="ListLabel_20_76"><text:span text:style-name="T6">https://www.fi.uncoma.edu.ar/index.php/novedades/iii-workshop-ensenanza-en-escenarios-digitales-iiiweed/</text:span></text:a></text:p>
            </text:list-item>
          </text:list>
        </text:list-item>
        <text:list-item>
          <text:p text:style-name="P13"><text:span text:style-name="T10">Visita al CPEM 18:</text:span><text:a xlink:type="simple" xlink:href="https://www.fi.uncoma.edu.ar/index.php/novedades/la-fai-visita-el-cpem-18-con-una-actividad-ludica-centrada-en-el-tema-de-las-magnitudes/" text:style-name="ListLabel_20_75" text:visited-style-name="ListLabel_20_75"><text:span text:style-name="T10"> </text:span></text:a></text:p>
          <text:list>
            <text:list-item>
              <text:p text:style-name="P21"><text:span text:style-name="T2">Actividad lúdica en la escuela para estudiantes. Actividad de extensión de la FaI y es una práctica profesional docente del Profesorado de Informática del estudiante Sebastián Alvarado.</text:span></text:p>
            </text:list-item>
            <text:list-item>
              <text:p text:style-name="P21"><text:span text:style-name="T2">Se agradece al profesor Jeremías Crisóstomo </text:span><text:span text:style-name="T3">(docente CPEM 18</text:span><text:span text:style-name="T2">), y Jorge Rodriguez, Christian Gimenez, Luis Coralle, Alejandro Mora por desarrollar la aplicación y la actividad, y al CPEM 18 por permitir esta actividad.</text:span></text:p>
            </text:list-item>
            <text:list-item>
              <text:p text:style-name="P25"><text:a xlink:type="simple" xlink:href="https://www.fi.uncoma.edu.ar/index.php/novedades/la-fai-visita-el-cpem-18-con-una-actividad-ludica-centrada-en-el-tema-de-las-magnitudes/" text:style-name="ListLabel_20_76" text:visited-style-name="ListLabel_20_76"><text:span text:style-name="T6">https://www.fi.uncoma.edu.ar/index.php/novedades/la-fai-visita-el-cpem-18-con-una-actividad-ludica-centrada-en-el-tema-de-las-magnitudes/</text:span></text:a></text:p>
            </text:list-item>
          </text:list>
        </text:list-item>
        <text:list-item>
          <text:p text:style-name="P16"><text:span text:style-name="T2">El 20 y 05 de agosto se realizó otro encuentro de Prolog for kids en las escuelas primarias 183 y 207. <text:s/></text:span></text:p>
        </text:list-item>
        <text:list-item>
          <text:p text:style-name="P16"><text:span text:style-name="T9">Becas provinciales - Gregorio Alvarez</text:span></text:p>
          <text:list>
            <text:list-item>
              <text:p text:style-name="P27"><text:span text:style-name="T9">Inscripciones abiertas desde el 20 de agosto al 3 de septiembre</text:span></text:p>
            </text:list-item>
            <text:list-item>
              <text:p text:style-name="P27"><text:span text:style-name="T9">Tener entre 4 y 35 años de edad. Residan en la provincia del Neuquén desde hace al menos 5 años. Ser alumno regular de un establecimiento Educativo de gestión pública de la Provincia del Neuquén. Y más requisitos.</text:span></text:p>
            </text:list-item>
            <text:list-item>
              <text:p text:style-name="P27"><text:a xlink:type="simple" xlink:href="https://www.neuquen.gob.ar/educaneuquen/" text:style-name="ListLabel_20_79" text:visited-style-name="ListLabel_20_79"><text:span text:style-name="T8">https://www.neuquen.gob.ar/educaneuquen/</text:span></text:a></text:p>
            </text:list-item>
          </text:list>
        </text:list-item>
        <text:list-item>
          <text:p text:style-name="P16"><text:span text:style-name="T15">se busca docentes para cutral co - completar información</text:span></text:p>
          <text:list>
            <text:list-item>
              <text:p text:style-name="P27"><text:span text:style-name="T1">¡Ojo que no está publicado en FaIWeb!</text:span></text:p>
            </text:list-item>
          </text:list>
        </text:list-item>
        <text:list-item>
          <text:p text:style-name="P16"><text:span text:style-name="T2">Podcast de la fai. promocionar, sin spoiler, ¿de qué tratan?</text:span></text:p>
        </text:list-item>
        <text:list-item>
          <text:p text:style-name="P16"><text:soft-page-break/><text:span text:style-name="T2">Cambios en los horarios de las tutorías. Estén atentos/as en estas dos semanas.</text:span></text:p>
        </text:list-item>
        <text:list-item>
          <text:p text:style-name="P16"><text:span text:style-name="T2">Instagram recuerden seguir a @alumnosfai.</text:span></text:p>
        </text:list-item>
        <text:list-item>
          <text:p text:style-name="P16"><text:span text:style-name="T2">Expo Vocacional fai todavía quedan lugares - explicar de qué se trata</text:span></text:p>
          <text:list>
            <text:list-item>
              <text:p text:style-name="P27"><text:span text:style-name="T2">4,5 y 6 de septiembre en el espacio Duam de 9:00 a 18:00.</text:span></text:p>
            </text:list-item>
          </text:list>
        </text:list-item>
      </text:list>
      <text:p text:style-name="P34"><text:bookmark text:name="_heading=h.tyjcwt"/>Bloque 1 - <text:span text:style-name="T13">Novedades de la biblio que se está por inaugurar (@Su_Parra) <text:s/>Maia / </text:span></text:p>
      <text:list xml:id="list1251286894" text:style-name="WWNum4">
        <text:list-item>
          <text:p text:style-name="P8"><text:span text:style-name="T2">Se está armando una biblioteca. Es pública, cualquier persona puede acceder. Lugar: edificio FaI. Libros de cualquier temática. Acepta donaciones, ¿qué donaciones hubo?.</text:span></text:p>
        </text:list-item>
        <text:list-item>
          <text:p text:style-name="P14"><text:span text:style-name="T2">Tenemos un audio de nuestra secretaria de Bienestar FaI, que nos explica el proyecto… </text:span><text:span text:style-name="T1">Audio de Susy</text:span></text:p>
        </text:list-item>
        <text:list-item>
          <text:p text:style-name="P14"><text:span text:style-name="T2">Maia Pérez, estudiante de la FaI, integrante del proyecto que arma la Biblioteca.</text:span></text:p>
        </text:list-item>
        <text:list-item>
          <text:p text:style-name="P14"><text:span text:style-name="T2">Charla con Maia</text:span></text:p>
          <text:list>
            <text:list-item>
              <text:p text:style-name="P22"><text:span text:style-name="T2">¿Qué libros te gusta? </text:span></text:p>
            </text:list-item>
            <text:list-item>
              <text:p text:style-name="P22"><text:span text:style-name="T2">¿Qué actividad hacés en el proyecto? ¿por qué estás participando? ¿cómo fue que te sumaste?</text:span></text:p>
            </text:list-item>
            <text:list-item>
              <text:p text:style-name="P22"><text:span text:style-name="T2">¿Por qué es importante tener una biblioteca en la facultad? (para recreación, para fomentar la lectura, compartir). ¿Qué opinan tus compas acerca de la biblio?</text:span></text:p>
            </text:list-item>
            <text:list-item>
              <text:p text:style-name="P22"><text:span text:style-name="T2">¿Quiénes pueden sumarse al proyecto?</text:span></text:p>
            </text:list-item>
          </text:list>
        </text:list-item>
        <text:list-item>
          <text:p text:style-name="P17"><text:span text:style-name="T2">Repetir: Acepta donaciones, ¿dónde llevarlas?</text:span></text:p>
        </text:list-item>
      </text:list>
      <text:p text:style-name="P35"><text:bookmark text:name="_heading=h.3dy6vkm"/><text:span text:style-name="T16">⏸️ – Tanda –</text:span></text:p>
      <text:p text:style-name="P35"><text:bookmark text:name="_heading=h.1t3h5sf"/>Bloque 2 - ingreso</text:p>
      <text:list xml:id="list1618777511" text:style-name="WWNum3">
        <text:list-item>
          <text:p text:style-name="P9"><text:span text:style-name="T2">El 9 de agosto a la tarde, se realizó una bienvenida a las y los ingresantes de las Tecnicatura en Desarrollo Web y Tecnicatura en Administración de Sistemas y Software Libre. </text:span></text:p>
        </text:list-item>
        <text:list-item>
          <text:p text:style-name="P15"><text:a xlink:type="simple" xlink:href="https://www.fi.uncoma.edu.ar/index.php/uncategorized/invitacion-a-actividad-para-los-alumnos-ingresantes-a-las-tecnicaturas/" text:style-name="ListLabel_20_74" text:visited-style-name="ListLabel_20_74"><text:span text:style-name="T5">https://www.fi.uncoma.edu.ar/index.php/uncategorized/invitacion-a-actividad-para-los-alumnos-ingresantes-a-las-tecnicaturas/</text:span></text:a></text:p>
        </text:list-item>
        <text:list-item>
          <text:p text:style-name="P15"><text:span text:style-name="T2">¿Por qué es la bienvenida? Para facilitar el primer día, contar cómo es estudiar, compartir e interactuar con compas, conocer las autoridades, no docentes y docentes.</text:span></text:p>
        </text:list-item>
        <text:list-item>
          <text:p text:style-name="P15"><text:span text:style-name="T2">Se hicieron algunas entrevistas: </text:span><text:span text:style-name="T1">Mandar 3 audios ingreso tecnicatura</text:span></text:p>
        </text:list-item>
        <text:list-item>
          <text:p text:style-name="P15"><text:span text:style-name="T2">Contar cómo fueron esas entrevistas, qué actividades se hicieron. </text:span></text:p>
        </text:list-item>
        <text:list-item>
          <text:p text:style-name="P15"><text:soft-page-break/><text:span text:style-name="T2">¿Qué les parece las respuestas de las y los entrevistados? ¿por qué piensan que responden así?</text:span></text:p>
        </text:list-item>
        <text:list-item>
          <text:p text:style-name="P18"><text:span text:style-name="T1">Mandar otros 3 audios.</text:span></text:p>
        </text:list-item>
      </text:list>
      <text:p text:style-name="P6"/>
      <text:list xml:id="list100125600527238" text:continue-numbering="true" text:style-name="WWNum3">
        <text:list-item>
          <text:p text:style-name="P9"><text:span text:style-name="T2">Noticias Consejo superior:</text:span></text:p>
          <text:list>
            <text:list-item>
              <text:p text:style-name="P23"><text:span text:style-name="T2">Intersindical, cediunco, adunc, apunc fuc: tema salarial, medidas de fuerza</text:span></text:p>
            </text:list-item>
            <text:list-item>
              <text:p text:style-name="P23"><text:span text:style-name="T2">Rectora mostró gastos de funcionamiento y el plus que llegó. La plata que llega está limitada en que se puede usar (</text:span><text:span text:style-name="T3">servicios</text:span><text:span text:style-name="T2">).</text:span></text:p>
            </text:list-item>
            <text:list-item>
              <text:p text:style-name="P23"><text:span text:style-name="T2">Recomendación a los docentes a hablar con los chicos la problemática salarial</text:span></text:p>
            </text:list-item>
            <text:list-item>
              <text:p text:style-name="P23"><text:span text:style-name="T2">Se está preparando una marcha federal en septiembre.</text:span></text:p>
            </text:list-item>
            <text:list-item>
              <text:p text:style-name="P23"><text:span text:style-name="T2">Se votó la emergencia salarial</text:span></text:p>
            </text:list-item>
          </text:list>
        </text:list-item>
        <text:list-item>
          <text:p text:style-name="P15"><text:span text:style-name="T2">Noticias consejo directivo de la fai Locales: (</text:span><text:span text:style-name="T3">agregar info del canva</text:span><text:span text:style-name="T2">)</text:span></text:p>
          <text:list>
            <text:list-item>
              <text:p text:style-name="P23"><text:span text:style-name="T2">Se recibió un refuerzo presupuestario docente </text:span></text:p>
            </text:list-item>
            <text:list-item>
              <text:p text:style-name="P23"><text:span text:style-name="T2">Se presentó la acreditación de lsi</text:span></text:p>
            </text:list-item>
            <text:list-item>
              <text:p text:style-name="P23"><text:span text:style-name="T2">Estuvo la bienvenida de las tecnicaturas</text:span></text:p>
            </text:list-item>
            <text:list-item>
              <text:p text:style-name="P23"><text:span text:style-name="T2">Se viene la expo vocacional</text:span></text:p>
            </text:list-item>
            <text:list-item>
              <text:p text:style-name="P26"><text:span text:style-name="T2">Recibimos un generador de San Antonio</text:span></text:p>
            </text:list-item>
          </text:list>
        </text:list-item>
      </text:list>
      <text:p text:style-name="P35"><text:bookmark text:name="_heading=h.4d34og8"/>Despedida</text:p>
      <text:list xml:id="list2103676586" text:style-name="WWNum8">
        <text:list-item>
          <text:p text:style-name="P29"><text:span text:style-name="T2">Hemos llegado al final del programa …</text:span></text:p>
        </text:list-item>
        <text:list-item>
          <text:p text:style-name="P30"><text:span text:style-name="T2">¡Nos vemos/escucharemos el próximo miércoles a las 13:00!</text:span></text:p>
        </text:list-item>
        <text:list-item>
          <text:p text:style-name="P31"><text:span text:style-name="T2">¡Pero no se vayan! Que ya viene Meteoro en "Yo no fui"</text:span>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dika" svg:font-family="Andika" style:font-family-generic="roman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ndika1" svg:font-family="Andika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4pt" fo:language="es" fo:country="none" style:letter-kerning="false" style:font-name-asian="Arial1" style:font-size-asian="14pt" style:language-asian="zh" style:country-asian="CN" style:font-name-complex="Arial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4pt" fo:language="es" fo:country="none" style:letter-kerning="false" style:font-name-asian="Arial1" style:font-size-asian="14pt" style:language-asian="zh" style:country-asian="CN" style:font-name-complex="Arial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807in" fo:margin-bottom="0.1807in" loext:contextual-spacing="false" fo:line-height="100%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945in" fo:margin-bottom="0.0835in" loext:contextual-spacing="false" fo:line-height="100%" fo:keep-together="always" fo:text-indent="0in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keep-together="always" fo:text-indent="0in" style:auto-text-indent="false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11" style:display-name="ListLabel 11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 fo:font-weight="bold"/>
    </style:style>
    <style:style style:name="ListLabel_20_20" style:display-name="ListLabel 20" style:family="text">
      <style:text-properties fo:font-size="11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/>
    </style:style>
    <style:style style:name="ListLabel_20_29" style:display-name="ListLabel 29" style:family="text">
      <style:text-properties fo:font-size="11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56" style:display-name="ListLabel 56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1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ListLabel_20_75" style:display-name="ListLabel 75" style:family="text">
      <style:text-properties style:font-name="Roboto" fo:font-family="Roboto" style:font-family-generic="roman" style:font-pitch="variable" fo:font-size="11pt" style:font-name-asian="Roboto1" style:font-family-asian="Roboto" style:font-family-generic-asian="system" style:font-pitch-asian="variable" style:font-size-asian="11pt" style:font-name-complex="Roboto1" style:font-family-complex="Roboto" style:font-family-generic-complex="system" style:font-pitch-complex="variable" style:font-size-complex="11pt" fo:background-color="#ffffff"/>
    </style:style>
    <style:style style:name="ListLabel_20_76" style:display-name="ListLabel 76" style:family="text">
      <style:text-properties fo:color="#1155cc" style:font-name="Roboto" fo:font-family="Roboto" style:font-family-generic="roman" style:font-pitch="variable" fo:font-size="11pt" style:font-name-asian="Roboto1" style:font-family-asian="Roboto" style:font-family-generic-asian="system" style:font-pitch-asian="variable" style:font-size-asian="11pt" style:font-name-complex="Roboto1" style:font-family-complex="Roboto" style:font-family-generic-complex="system" style:font-pitch-complex="variable" style:font-size-complex="11pt" fo:background-color="#ffffff"/>
    </style:style>
    <style:style style:name="ListLabel_20_77" style:display-name="ListLabel 77" style:family="text">
      <style:text-properties fo:color="#1155cc" style:font-name="Roboto" fo:font-family="Roboto" style:font-family-generic="roman" style:font-pitch="variable" fo:font-size="11pt" style:text-underline-style="solid" style:text-underline-width="auto" style:text-underline-color="font-color" style:font-name-asian="Roboto1" style:font-family-asian="Roboto" style:font-family-generic-asian="system" style:font-pitch-asian="variable" style:font-size-asian="11pt" style:font-name-complex="Roboto1" style:font-family-complex="Roboto" style:font-family-generic-complex="system" style:font-pitch-complex="variable" style:font-size-complex="11pt" fo:background-color="#ffffff"/>
    </style:style>
    <style:style style:name="ListLabel_20_78" style:display-name="ListLabel 78" style:family="text"/>
    <style:style style:name="ListLabel_20_79" style:display-name="ListLabel 79" style:family="text">
      <style:text-properties fo:color="#1155cc" style:font-name="Roboto" fo:font-family="Roboto" style:font-family-generic="roman" style:font-pitch="variable" fo:font-size="11pt" style:text-underline-style="solid" style:text-underline-width="auto" style:text-underline-color="font-color" style:font-name-asian="Roboto1" style:font-family-asian="Roboto" style:font-family-generic-asian="system" style:font-pitch-asian="variable" style:font-size-asian="11pt" style:font-name-complex="Roboto1" style:font-family-complex="Roboto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3634in" fo:margin-left="1in" fo:margin-right="1in" style:writing-mode="lr-tb" style:layout-grid-color="#c0c0c0" style:layout-grid-lines="262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160" meta:word-count="1078" meta:character-count="7406" meta:non-whitespace-character-count="6482"/>
    <meta:generator>LibreOfficeDev/6.0.5.2$Linux_X86_64 LibreOffice_project/</meta:generator>
  </office:meta>
</office:document-meta>
</file>